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85D93F456B8DC9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201000004000000030085D93F456B8DC90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57:38.741480760</meta:creation-date>
    <dc:date>2019-05-08T22:59:39.353306862</dc:date>
    <meta:editing-duration>PT2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